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9mm"/>
    </style:style>
    <style:style style:name="co3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2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ext-properties fo:font-weight="bold" style:font-weight-asian="bold" style:font-weight-complex="bold"/>
    </style:style>
    <style:style style:name="ce13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4">
      <style:text-properties fo:font-weight="bold" style:font-weight-asian="bold" style:font-weight-complex="bold"/>
    </style:style>
    <style:style style:name="ce15" style:family="table-cell" style:parent-style-name="Default" style:data-style-name="N118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14"/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20" style:family="table-cell" style:parent-style-name="Default" style:data-style-name="N1"/>
    <style:style style:name="ce21" style:family="table-cell" style:parent-style-name="Default" style:data-style-name="N1">
      <style:text-properties fo:font-weight="bold" style:font-weight-asian="bold" style:font-weight-complex="bold"/>
    </style:style>
    <style:style style:name="ce22" style:family="table-cell" style:parent-style-name="Default" style:data-style-name="N118"/>
    <style:style style:name="ce23" style:family="table-cell" style:parent-style-name="Default" style:data-style-name="N118">
      <style:text-properties fo:font-weight="bold" style:font-weight-asian="bold" style:font-weight-complex="bold"/>
    </style:style>
    <style:style style:name="ce24" style:family="table-cell" style:parent-style-name="Default" style:data-style-name="N120"/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 style:data-style-name="N114">
      <style:text-properties fo:font-weight="normal" style:font-weight-asian="normal" style:font-weight-complex="normal"/>
    </style:style>
    <style:style style:name="ce27" style:family="table-cell" style:parent-style-name="Default" style:data-style-name="N114">
      <style:text-properties fo:font-weight="bold" style:font-weight-asian="bold" style:font-weight-complex="bold"/>
    </style:style>
    <style:style style:name="ce28" style:family="table-cell" style:parent-style-name="Default" style:data-style-name="N3">
      <style:text-properties fo:font-weight="normal" style:font-weight-asian="normal" style:font-weight-complex="normal"/>
    </style:style>
    <style:style style:name="ce29" style:family="table-cell" style:parent-style-name="Default" style:data-style-name="N4">
      <style:text-properties fo:font-weight="bold" style:font-weight-asian="bold" style:font-weight-complex="bold"/>
    </style:style>
    <style:style style:name="ce30" style:family="table-cell" style:parent-style-name="Default" style:data-style-name="N118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33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9900" fo:font-weight="normal" style:font-weight-asian="normal" style:font-weight-complex="normal"/>
    </style:style>
    <style:style style:name="ce35" style:family="table-cell" style:parent-style-name="Default" style:data-style-name="N114">
      <style:table-cell-properties fo:border="0.06pt solid #000000"/>
      <style:text-properties fo:color="#009900"/>
    </style:style>
    <style:style style:name="ce36" style:family="table-cell" style:parent-style-name="Default">
      <style:table-cell-properties fo:border="0.06pt solid #000000"/>
      <style:text-properties fo:color="#cc3300" fo:font-weight="normal" style:font-weight-asian="normal" style:font-weight-complex="normal"/>
    </style:style>
    <style:style style:name="ce3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eeeeee" fo:border="0.06pt solid #000000"/>
      <style:text-properties fo:font-weight="bold" style:font-weight-asian="bold" style:font-weight-complex="bold"/>
    </style:style>
    <style:style style:name="ce39" style:family="table-cell" style:parent-style-name="Default" style:data-style-name="N114">
      <style:table-cell-properties fo:border="0.06pt solid #000000"/>
      <style:text-properties fo:color="#cc3300" fo:font-weight="normal" style:font-weight-asian="normal" style:font-weight-complex="normal"/>
    </style:style>
    <style:style style:name="ce40" style:family="table-cell" style:parent-style-name="Default" style:data-style-name="N114">
      <style:table-cell-properties fo:border="0.06pt solid #000000"/>
      <style:text-properties fo:color="#009900" fo:font-weight="normal" style:font-weight-asian="normal" style:font-weight-complex="normal"/>
    </style:style>
    <style:style style:name="ce41" style:family="table-cell" style:parent-style-name="Default" style:data-style-name="N114">
      <style:table-cell-properties style:text-align-source="fix" style:repeat-content="false" fo:border="0.06pt solid #000000"/>
      <style:paragraph-properties fo:text-align="center" fo:margin-left="0mm"/>
      <style:text-properties fo:color="#009900" fo:font-weight="normal" style:font-weight-asian="normal" style:font-weight-complex="normal"/>
    </style:style>
    <style:style style:name="ce42" style:family="table-cell" style:parent-style-name="Default" style:data-style-name="N114">
      <style:table-cell-properties fo:border="0.06pt solid #000000"/>
      <style:text-properties fo:color="#cc3300"/>
    </style:style>
    <style:style style:name="ce43" style:family="table-cell" style:parent-style-name="Default" style:data-style-name="N4">
      <style:table-cell-properties fo:background-color="#eeeeee"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3">
      <style:table-cell-properties fo:border="0.06pt solid #000000"/>
      <style:text-properties fo:color="#009900" fo:font-weight="normal" style:font-weight-asian="normal" style:font-weight-complex="normal"/>
    </style:style>
    <style:style style:name="ce45" style:family="table-cell" style:parent-style-name="Default" style:data-style-name="N3">
      <style:table-cell-properties fo:border="0.06pt solid #000000"/>
      <style:text-properties fo:color="#cc3300" fo:font-weight="normal" style:font-weight-asian="normal" style:font-weight-complex="normal"/>
    </style:style>
    <style:style style:name="ce4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009900"/>
    </style:style>
    <style:style style:name="ce4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color="#cc33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00"/>
    </style:style>
    <style:style style:name="ce49" style:family="table-cell" style:parent-style-name="Default">
      <style:text-properties fo:color="#cc3300"/>
    </style:style>
    <style:style style:name="ce50" style:family="table-cell" style:parent-style-name="Default">
      <style:text-properties fo:color="#009900"/>
    </style:style>
    <style:style style:name="ce51" style:family="table-cell" style:parent-style-name="Default" style:data-style-name="N120">
      <style:text-properties fo:color="#cc3300"/>
    </style:style>
    <style:style style:name="ce52" style:family="table-cell" style:parent-style-name="Default" style:data-style-name="N120">
      <style:text-properties fo:color="#009900"/>
    </style:style>
    <style:style style:name="ce53" style:family="table-cell" style:parent-style-name="Default" style:data-style-name="N120">
      <style:table-cell-properties style:text-align-source="fix" style:repeat-content="false"/>
      <style:paragraph-properties fo:text-align="center" fo:margin-left="0mm"/>
      <style:text-properties fo:color="#009900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3300"/>
    </style:style>
    <style:style style:name="ce55" style:family="table-cell" style:parent-style-name="Default" style:data-style-name="N114">
      <style:text-properties fo:color="#cc3300"/>
    </style:style>
    <style:style style:name="ce56" style:family="table-cell" style:parent-style-name="Default" style:data-style-name="N114">
      <style:text-properties fo:color="#009900"/>
    </style:style>
  </office:automatic-styles>
  <office:body>
    <office:spreadsheet>
      <table:calculation-settings table:automatic-find-labels="false"/>
      <table:table table:name="N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N2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.73032" calcext:value-type="float">
            <text:p>-14,730320</text:p>
          </table:table-cell>
          <table:table-cell office:value-type="float" office:value="-14.45021" calcext:value-type="float">
            <text:p>-14,450210</text:p>
          </table:table-cell>
          <table:table-cell table:formula="of:=[.B2]-[.C2]" office:value-type="float" office:value="-0.280110000000001" calcext:value-type="float">
            <text:p>-0,280110</text:p>
          </table:table-cell>
          <table:table-cell table:formula="of:=[.D2]*2625.5" office:value-type="float" office:value="-735.428805000001" calcext:value-type="float">
            <text:p>-735</text:p>
          </table:table-cell>
          <table:table-cell table:formula="of:=-[.E2]*100/3507" office:value-type="float" office:value="20.9703109495296" calcext:value-type="float">
            <text:p>21,0</text:p>
          </table:table-cell>
          <table:table-cell/>
          <table:table-cell table:formula="of:=([.B2]-[.C2])*100/[.C2]" office:value-type="float" office:value="1.93844933741448" calcext:value-type="float">
            <text:p>1,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.694252" calcext:value-type="float">
            <text:p>-14,694252</text:p>
          </table:table-cell>
          <table:table-cell office:value-type="float" office:value="-14.4487" calcext:value-type="float">
            <text:p>-14,448700</text:p>
          </table:table-cell>
          <table:table-cell table:formula="of:=[.B3]-[.C3]" office:value-type="float" office:value="-0.245552" calcext:value-type="float">
            <text:p>-0,245552</text:p>
          </table:table-cell>
          <table:table-cell table:formula="of:=[.D3]*2625.5" office:value-type="float" office:value="-644.696776" calcext:value-type="float">
            <text:p>-645</text:p>
          </table:table-cell>
          <table:table-cell table:formula="of:=-[.E3]*100/3507" office:value-type="float" office:value="18.3831416025093" calcext:value-type="float">
            <text:p>18,4</text:p>
          </table:table-cell>
          <table:table-cell/>
          <table:table-cell table:formula="of:=([.B3]-[.C3])*100/[.C3]" office:value-type="float" office:value="1.699474693225" calcext:value-type="float">
            <text:p>1,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.384739" calcext:value-type="float">
            <text:p>-1,384739</text:p>
          </table:table-cell>
          <table:table-cell office:value-type="float" office:value="-1.13496" calcext:value-type="float">
            <text:p>-1,134960</text:p>
          </table:table-cell>
          <table:table-cell table:formula="of:=[.B4]-[.C4]" office:value-type="float" office:value="-0.249779" calcext:value-type="float">
            <text:p>-0,249779</text:p>
          </table:table-cell>
          <table:table-cell table:formula="of:=[.D4]*2625.5" office:value-type="float" office:value="-655.7947645" calcext:value-type="float">
            <text:p>-656</text:p>
          </table:table-cell>
          <table:table-cell table:formula="of:=-[.E4]*100/3507" office:value-type="float" office:value="18.699594083262" calcext:value-type="float">
            <text:p>18,7</text:p>
          </table:table-cell>
          <table:table-cell/>
          <table:table-cell table:formula="of:=([.B4]-[.C4])*100/[.C4]" office:value-type="float" office:value="22.0077359554522" calcext:value-type="float">
            <text:p>22,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709931" calcext:value-type="float">
            <text:p>-0,709931</text:p>
          </table:table-cell>
          <table:table-cell office:value-type="float" office:value="-0.56325" calcext:value-type="float">
            <text:p>-0,563250</text:p>
          </table:table-cell>
          <table:table-cell table:formula="of:=[.B5]-[.C5]" office:value-type="float" office:value="-0.146681" calcext:value-type="float">
            <text:p>-0,146681</text:p>
          </table:table-cell>
          <table:table-cell table:formula="of:=[.D5]*2625.5" office:value-type="float" office:value="-385.1109655" calcext:value-type="float">
            <text:p>-385</text:p>
          </table:table-cell>
          <table:table-cell table:formula="of:=-[.E5]*100/3507" office:value-type="float" office:value="10.9812080268035" calcext:value-type="float">
            <text:p>11,0</text:p>
          </table:table-cell>
          <table:table-cell/>
          <table:table-cell table:formula="of:=([.B5]-[.C5])*100/[.C5]" office:value-type="float" office:value="26.0418996893031" calcext:value-type="float">
            <text:p>26,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65355" calcext:value-type="float">
            <text:p>-0,653550</text:p>
          </table:table-cell>
          <table:table-cell office:value-type="float" office:value="-0.4719" calcext:value-type="float">
            <text:p>-0,471900</text:p>
          </table:table-cell>
          <table:table-cell table:formula="of:=[.B6]-[.C6]" office:value-type="float" office:value="-0.18165" calcext:value-type="float">
            <text:p>-0,181650</text:p>
          </table:table-cell>
          <table:table-cell table:formula="of:=[.D6]*2625.5" office:value-type="float" office:value="-476.922075" calcext:value-type="float">
            <text:p>-477</text:p>
          </table:table-cell>
          <table:table-cell table:formula="of:=-[.E6]*100/3507" office:value-type="float" office:value="13.5991467065868" calcext:value-type="float">
            <text:p>13,6</text:p>
          </table:table-cell>
          <table:table-cell/>
          <table:table-cell table:formula="of:=([.B6]-[.C6])*100/[.C6]" office:value-type="float" office:value="38.4933248569612" calcext:value-type="float">
            <text:p>38,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578563" calcext:value-type="float">
            <text:p>-0,578563</text:p>
          </table:table-cell>
          <table:table-cell office:value-type="float" office:value="-0.4719" calcext:value-type="float">
            <text:p>-0,471900</text:p>
          </table:table-cell>
          <table:table-cell table:formula="of:=[.B7]-[.C7]" office:value-type="float" office:value="-0.106663" calcext:value-type="float">
            <text:p>-0,106663</text:p>
          </table:table-cell>
          <table:table-cell table:formula="of:=[.D7]*2625.5" office:value-type="float" office:value="-280.0437065" calcext:value-type="float">
            <text:p>-280</text:p>
          </table:table-cell>
          <table:table-cell table:formula="of:=-[.E7]*100/3507" office:value-type="float" office:value="7.98527820074137" calcext:value-type="float">
            <text:p>8,0</text:p>
          </table:table-cell>
          <table:table-cell/>
          <table:table-cell table:formula="of:=([.B7]-[.C7])*100/[.C7]" office:value-type="float" office:value="22.6028819665183" calcext:value-type="float">
            <text:p>22,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563639" calcext:value-type="float">
            <text:p>-0,563639</text:p>
          </table:table-cell>
          <table:table-cell office:value-type="float" office:value="-0.43847" calcext:value-type="float">
            <text:p>-0,438470</text:p>
          </table:table-cell>
          <table:table-cell table:formula="of:=[.B8]-[.C8]" office:value-type="float" office:value="-0.125169" calcext:value-type="float">
            <text:p>-0,125169</text:p>
          </table:table-cell>
          <table:table-cell table:formula="of:=[.D8]*2625.5" office:value-type="float" office:value="-328.6312095" calcext:value-type="float">
            <text:p>-329</text:p>
          </table:table-cell>
          <table:table-cell table:formula="of:=-[.E8]*100/3507" office:value-type="float" office:value="9.37072168520103" calcext:value-type="float">
            <text:p>9,4</text:p>
          </table:table-cell>
          <table:table-cell/>
          <table:table-cell table:formula="of:=([.B8]-[.C8])*100/[.C8]" office:value-type="float" office:value="28.5467648869934" calcext:value-type="float">
            <text:p>28,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8])" office:value-type="float" office:value="-33.314994" calcext:value-type="float">
            <text:p>-33,314994</text:p>
          </table:table-cell>
          <table:table-cell table:style-name="ce2" table:formula="of:=SUM([.C2:.C8])" office:value-type="float" office:value="-31.97939" calcext:value-type="float">
            <text:p>-31,97939</text:p>
          </table:table-cell>
          <table:table-cell table:style-name="ce2" table:formula="of:=SUM([.D2:.D8])" office:value-type="float" office:value="-1.335604" calcext:value-type="float">
            <text:p>-1,335604</text:p>
          </table:table-cell>
          <table:table-cell table:style-name="ce6" table:formula="of:=SUM([.E2:.E8])" office:value-type="float" office:value="-3506.628302" calcext:value-type="float">
            <text:p>-3507</text:p>
          </table:table-cell>
          <table:table-cell table:style-name="ce8" table:formula="of:=-[.E9]*100/3507" office:value-type="float" office:value="99.9894012546336" calcext:value-type="float">
            <text:p>100,0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4" table:formula="of:=[.D9]*2625.5" office:value-type="float" office:value="-3506.628302" calcext:value-type="float">
            <text:p>-3 507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4]-[.B13]-[.B12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15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+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1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Default"/>
        <table:table-column table:style-name="co1" table:default-cell-style-name="ce9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Ph-N2+</text:p>
          </table:table-cell>
          <table:table-cell table:style-name="ce1" office:value-type="string" calcext:value-type="string">
            <text:p>Ph+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%</text:p>
          </table:table-cell>
          <table:table-cell table:style-name="ce1"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-10.479162" calcext:value-type="float">
            <text:p>-10,479162</text:p>
          </table:table-cell>
          <table:table-cell office:value-type="float" office:value="-10.52457" calcext:value-type="float">
            <text:p>-10,524570</text:p>
          </table:table-cell>
          <table:table-cell table:formula="of:=[.B2]-[.C2]" office:value-type="float" office:value="0.0454080000000001" calcext:value-type="float">
            <text:p>0,045408</text:p>
          </table:table-cell>
          <table:table-cell table:formula="of:=[.D2]*2625.5" office:value-type="float" office:value="119.218704" calcext:value-type="float">
            <text:p>119</text:p>
          </table:table-cell>
          <table:table-cell table:formula="of:=[.E2]*100/210.439" office:value-type="float" office:value="56.6523809750095" calcext:value-type="float">
            <text:p>56,7</text:p>
          </table:table-cell>
          <table:table-cell/>
          <table:table-cell table:formula="of:=-([.B2]-[.C2])*100/[.C2]" office:value-type="float" office:value="0.43144755557709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float" office:value="-10.416686" calcext:value-type="float">
            <text:p>-10,416686</text:p>
          </table:table-cell>
          <table:table-cell office:value-type="float" office:value="-10.45069" calcext:value-type="float">
            <text:p>-10,450690</text:p>
          </table:table-cell>
          <table:table-cell table:formula="of:=[.B3]-[.C3]" office:value-type="float" office:value="0.0340039999999995" calcext:value-type="float">
            <text:p>0,034004</text:p>
          </table:table-cell>
          <table:table-cell table:formula="of:=[.D3]*2625.5" office:value-type="float" office:value="89.2775019999986" calcext:value-type="float">
            <text:p>89</text:p>
          </table:table-cell>
          <table:table-cell table:formula="of:=[.E3]*100/210.439" office:value-type="float" office:value="42.4244089736212" calcext:value-type="float">
            <text:p>42,4</text:p>
          </table:table-cell>
          <table:table-cell/>
          <table:table-cell table:formula="of:=-([.B3]-[.C3])*100/[.C3]" office:value-type="float" office:value="0.325375645053097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-10.416673" calcext:value-type="float">
            <text:p>-10,416673</text:p>
          </table:table-cell>
          <table:table-cell office:value-type="float" office:value="-10.45066" calcext:value-type="float">
            <text:p>-10,450660</text:p>
          </table:table-cell>
          <table:table-cell table:formula="of:=[.B4]-[.C4]" office:value-type="float" office:value="0.0339869999999998" calcext:value-type="float">
            <text:p>0,033987</text:p>
          </table:table-cell>
          <table:table-cell table:formula="of:=[.D4]*2625.5" office:value-type="float" office:value="89.2328684999994" calcext:value-type="float">
            <text:p>89</text:p>
          </table:table-cell>
          <table:table-cell table:formula="of:=[.E4]*100/210.439" office:value-type="float" office:value="42.4031992643946" calcext:value-type="float">
            <text:p>42,4</text:p>
          </table:table-cell>
          <table:table-cell/>
          <table:table-cell table:formula="of:=-([.B4]-[.C4])*100/[.C4]" office:value-type="float" office:value="0.325213909934873" calcext:value-type="float">
            <text:p>0,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-10.399004" calcext:value-type="float">
            <text:p>-10,399004</text:p>
          </table:table-cell>
          <table:table-cell office:value-type="float" office:value="-10.43767" calcext:value-type="float">
            <text:p>-10,437670</text:p>
          </table:table-cell>
          <table:table-cell table:formula="of:=[.B5]-[.C5]" office:value-type="float" office:value="0.038666000000001" calcext:value-type="float">
            <text:p>0,038666</text:p>
          </table:table-cell>
          <table:table-cell table:formula="of:=[.D5]*2625.5" office:value-type="float" office:value="101.517583000003" calcext:value-type="float">
            <text:p>102</text:p>
          </table:table-cell>
          <table:table-cell table:formula="of:=[.E5]*100/210.439" office:value-type="float" office:value="48.2408598216122" calcext:value-type="float">
            <text:p>48,2</text:p>
          </table:table-cell>
          <table:table-cell/>
          <table:table-cell table:formula="of:=-([.B5]-[.C5])*100/[.C5]" office:value-type="float" office:value="0.370446660988525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-10.391596" calcext:value-type="float">
            <text:p>-10,391596</text:p>
          </table:table-cell>
          <table:table-cell office:value-type="float" office:value="-10.43766" calcext:value-type="float">
            <text:p>-10,437660</text:p>
          </table:table-cell>
          <table:table-cell table:formula="of:=[.B6]-[.C6]" office:value-type="float" office:value="0.0460639999999994" calcext:value-type="float">
            <text:p>0,046064</text:p>
          </table:table-cell>
          <table:table-cell table:formula="of:=[.D6]*2625.5" office:value-type="float" office:value="120.941031999999" calcext:value-type="float">
            <text:p>121</text:p>
          </table:table-cell>
          <table:table-cell table:formula="of:=[.E6]*100/210.439" office:value-type="float" office:value="57.4708262251762" calcext:value-type="float">
            <text:p>57,5</text:p>
          </table:table-cell>
          <table:table-cell/>
          <table:table-cell table:formula="of:=-([.B6]-[.C6])*100/[.C6]" office:value-type="float" office:value="0.441324971305824" calcext:value-type="float">
            <text:p>0,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-10.391565" calcext:value-type="float">
            <text:p>-10,391565</text:p>
          </table:table-cell>
          <table:table-cell office:value-type="float" office:value="-10.4104" calcext:value-type="float">
            <text:p>-10,410400</text:p>
          </table:table-cell>
          <table:table-cell table:formula="of:=[.B7]-[.C7]" office:value-type="float" office:value="0.0188349999999993" calcext:value-type="float">
            <text:p>0,018835</text:p>
          </table:table-cell>
          <table:table-cell table:formula="of:=[.D7]*2625.5" office:value-type="float" office:value="49.4512924999981" calcext:value-type="float">
            <text:p>49</text:p>
          </table:table-cell>
          <table:table-cell table:formula="of:=[.E7]*100/210.439" office:value-type="float" office:value="23.4991101934518" calcext:value-type="float">
            <text:p>23,5</text:p>
          </table:table-cell>
          <table:table-cell/>
          <table:table-cell table:formula="of:=-([.B7]-[.C7])*100/[.C7]" office:value-type="float" office:value="0.180924844386376" calcext:value-type="float">
            <text:p>0,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-1.114609" calcext:value-type="float">
            <text:p>-1,114609</text:p>
          </table:table-cell>
          <table:table-cell office:value-type="float" office:value="-1.12473" calcext:value-type="float">
            <text:p>-1,124730</text:p>
          </table:table-cell>
          <table:table-cell table:formula="of:=[.B8]-[.C8]" office:value-type="float" office:value="0.010121" calcext:value-type="float">
            <text:p>0,010121</text:p>
          </table:table-cell>
          <table:table-cell table:formula="of:=[.D8]*2625.5" office:value-type="float" office:value="26.5726855000001" calcext:value-type="float">
            <text:p>27</text:p>
          </table:table-cell>
          <table:table-cell table:formula="of:=[.E8]*100/210.439" office:value-type="float" office:value="12.6272627697338" calcext:value-type="float">
            <text:p>12,6</text:p>
          </table:table-cell>
          <table:table-cell/>
          <table:table-cell table:formula="of:=-([.B8]-[.C8])*100/[.C8]" office:value-type="float" office:value="0.899860410943075" calcext:value-type="float">
            <text:p>0,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027839" calcext:value-type="float">
            <text:p>-1,027839</text:p>
          </table:table-cell>
          <table:table-cell office:value-type="float" office:value="-1.01003" calcext:value-type="float">
            <text:p>-1,010030</text:p>
          </table:table-cell>
          <table:table-cell table:formula="of:=[.B9]-[.C9]" office:value-type="float" office:value="-0.017809" calcext:value-type="float">
            <text:p>-0,017809</text:p>
          </table:table-cell>
          <table:table-cell table:formula="of:=[.D9]*2625.5" office:value-type="float" office:value="-46.7575294999999" calcext:value-type="float">
            <text:p>-47</text:p>
          </table:table-cell>
          <table:table-cell table:formula="of:=[.E9]*100/210.439" office:value-type="float" office:value="-22.2190418601114" calcext:value-type="float">
            <text:p>-22,2</text:p>
          </table:table-cell>
          <table:table-cell/>
          <table:table-cell table:formula="of:=-([.B9]-[.C9])*100/[.C9]" office:value-type="float" office:value="-1.76321495401126" calcext:value-type="float">
            <text:p>-1,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64836" calcext:value-type="float">
            <text:p>-0,964836</text:p>
          </table:table-cell>
          <table:table-cell office:value-type="float" office:value="-0.97797" calcext:value-type="float">
            <text:p>-0,977970</text:p>
          </table:table-cell>
          <table:table-cell table:formula="of:=[.B10]-[.C10]" office:value-type="float" office:value="0.0131340000000001" calcext:value-type="float">
            <text:p>0,013134</text:p>
          </table:table-cell>
          <table:table-cell table:formula="of:=[.D10]*2625.5" office:value-type="float" office:value="34.4833170000002" calcext:value-type="float">
            <text:p>34</text:p>
          </table:table-cell>
          <table:table-cell table:formula="of:=[.E10]*100/210.439" office:value-type="float" office:value="16.3863718227136" calcext:value-type="float">
            <text:p>16,4</text:p>
          </table:table-cell>
          <table:table-cell/>
          <table:table-cell table:formula="of:=-([.B10]-[.C10])*100/[.C10]" office:value-type="float" office:value="1.34298598116508" calcext:value-type="float">
            <text:p>1,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900474" calcext:value-type="float">
            <text:p>-0,900474</text:p>
          </table:table-cell>
          <table:table-cell office:value-type="float" office:value="-0.85079" calcext:value-type="float">
            <text:p>-0,850790</text:p>
          </table:table-cell>
          <table:table-cell table:formula="of:=[.B11]-[.C11]" office:value-type="float" office:value="-0.0496840000000001" calcext:value-type="float">
            <text:p>-0,049684</text:p>
          </table:table-cell>
          <table:table-cell table:formula="of:=[.D11]*2625.5" office:value-type="float" office:value="-130.445342" calcext:value-type="float">
            <text:p>-130</text:p>
          </table:table-cell>
          <table:table-cell table:formula="of:=[.E11]*100/210.439" office:value-type="float" office:value="-61.9872466605525" calcext:value-type="float">
            <text:p>-62,0</text:p>
          </table:table-cell>
          <table:table-cell/>
          <table:table-cell table:formula="of:=-([.B11]-[.C11])*100/[.C11]" office:value-type="float" office:value="-5.8397489392212" calcext:value-type="float">
            <text:p>-5,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828073" calcext:value-type="float">
            <text:p>-0,828073</text:p>
          </table:table-cell>
          <table:table-cell office:value-type="float" office:value="-0.81924" calcext:value-type="float">
            <text:p>-0,819240</text:p>
          </table:table-cell>
          <table:table-cell table:formula="of:=[.B12]-[.C12]" office:value-type="float" office:value="-0.00883299999999998" calcext:value-type="float">
            <text:p>-0,008833</text:p>
          </table:table-cell>
          <table:table-cell table:formula="of:=[.D12]*2625.5" office:value-type="float" office:value="-23.1910414999999" calcext:value-type="float">
            <text:p>-23</text:p>
          </table:table-cell>
          <table:table-cell table:formula="of:=[.E12]*100/210.439" office:value-type="float" office:value="-11.0203153883073" calcext:value-type="float">
            <text:p>-11,0</text:p>
          </table:table-cell>
          <table:table-cell/>
          <table:table-cell table:formula="of:=-([.B12]-[.C12])*100/[.C12]" office:value-type="float" office:value="-1.07819442410038" calcext:value-type="float">
            <text:p>-1,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774976" calcext:value-type="float">
            <text:p>-0,774976</text:p>
          </table:table-cell>
          <table:table-cell office:value-type="float" office:value="-0.75017" calcext:value-type="float">
            <text:p>-0,750170</text:p>
          </table:table-cell>
          <table:table-cell table:formula="of:=[.B13]-[.C13]" office:value-type="float" office:value="-0.024806" calcext:value-type="float">
            <text:p>-0,024806</text:p>
          </table:table-cell>
          <table:table-cell table:formula="of:=[.D13]*2625.5" office:value-type="float" office:value="-65.128153" calcext:value-type="float">
            <text:p>-65</text:p>
          </table:table-cell>
          <table:table-cell table:formula="of:=[.E13]*100/210.439" office:value-type="float" office:value="-30.9487086519134" calcext:value-type="float">
            <text:p>-30,9</text:p>
          </table:table-cell>
          <table:table-cell/>
          <table:table-cell table:formula="of:=-([.B13]-[.C13])*100/[.C13]" office:value-type="float" office:value="-3.306717144114" calcext:value-type="float">
            <text:p>-3,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735005" calcext:value-type="float">
            <text:p>-0,735005</text:p>
          </table:table-cell>
          <table:table-cell office:value-type="float" office:value="-0.7153" calcext:value-type="float">
            <text:p>-0,715300</text:p>
          </table:table-cell>
          <table:table-cell table:formula="of:=[.B14]-[.C14]" office:value-type="float" office:value="-0.0197050000000001" calcext:value-type="float">
            <text:p>-0,019705</text:p>
          </table:table-cell>
          <table:table-cell table:formula="of:=[.D14]*2625.5" office:value-type="float" office:value="-51.7354775000002" calcext:value-type="float">
            <text:p>-52</text:p>
          </table:table-cell>
          <table:table-cell table:formula="of:=[.E14]*100/210.439" office:value-type="float" office:value="-24.5845482538884" calcext:value-type="float">
            <text:p>-24,6</text:p>
          </table:table-cell>
          <table:table-cell/>
          <table:table-cell table:formula="of:=-([.B14]-[.C14])*100/[.C14]" office:value-type="float" office:value="-2.75478820075494" calcext:value-type="float">
            <text:p>-2,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726364" calcext:value-type="float">
            <text:p>-0,726364</text:p>
          </table:table-cell>
          <table:table-cell office:value-type="float" office:value="-0.67647" calcext:value-type="float">
            <text:p>-0,676470</text:p>
          </table:table-cell>
          <table:table-cell table:formula="of:=[.B15]-[.C15]" office:value-type="float" office:value="-0.049894" calcext:value-type="float">
            <text:p>-0,049894</text:p>
          </table:table-cell>
          <table:table-cell table:formula="of:=[.D15]*2625.5" office:value-type="float" office:value="-130.996697" calcext:value-type="float">
            <text:p>-131</text:p>
          </table:table-cell>
          <table:table-cell table:formula="of:=[.E15]*100/210.439" office:value-type="float" office:value="-62.2492489510024" calcext:value-type="float">
            <text:p>-62,2</text:p>
          </table:table-cell>
          <table:table-cell/>
          <table:table-cell table:formula="of:=-([.B15]-[.C15])*100/[.C15]" office:value-type="float" office:value="-7.37564119620974" calcext:value-type="float">
            <text:p>-7,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691514" calcext:value-type="float">
            <text:p>-0,691514</text:p>
          </table:table-cell>
          <table:table-cell office:value-type="float" office:value="-0.66127" calcext:value-type="float">
            <text:p>-0,661270</text:p>
          </table:table-cell>
          <table:table-cell table:formula="of:=[.B16]-[.C16]" office:value-type="float" office:value="-0.0302439999999999" calcext:value-type="float">
            <text:p>-0,030244</text:p>
          </table:table-cell>
          <table:table-cell table:formula="of:=[.D16]*2625.5" office:value-type="float" office:value="-79.4056219999998" calcext:value-type="float">
            <text:p>-79</text:p>
          </table:table-cell>
          <table:table-cell table:formula="of:=[.E16]*100/210.439" office:value-type="float" office:value="-37.7333203446129" calcext:value-type="float">
            <text:p>-37,7</text:p>
          </table:table-cell>
          <table:table-cell/>
          <table:table-cell table:formula="of:=-([.B16]-[.C16])*100/[.C16]" office:value-type="float" office:value="-4.57362348208749" calcext:value-type="float">
            <text:p>-4,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637464" calcext:value-type="float">
            <text:p>-0,637464</text:p>
          </table:table-cell>
          <table:table-cell office:value-type="float" office:value="-0.62272" calcext:value-type="float">
            <text:p>-0,622720</text:p>
          </table:table-cell>
          <table:table-cell table:formula="of:=[.B17]-[.C17]" office:value-type="float" office:value="-0.014744" calcext:value-type="float">
            <text:p>-0,014744</text:p>
          </table:table-cell>
          <table:table-cell table:formula="of:=[.D17]*2625.5" office:value-type="float" office:value="-38.7103719999999" calcext:value-type="float">
            <text:p>-39</text:p>
          </table:table-cell>
          <table:table-cell table:formula="of:=[.E17]*100/210.439" office:value-type="float" office:value="-18.3950560494965" calcext:value-type="float">
            <text:p>-18,4</text:p>
          </table:table-cell>
          <table:table-cell/>
          <table:table-cell table:formula="of:=-([.B17]-[.C17])*100/[.C17]" office:value-type="float" office:value="-2.36767728674203" calcext:value-type="float">
            <text:p>-2,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632285" calcext:value-type="float">
            <text:p>-0,632285</text:p>
          </table:table-cell>
          <table:table-cell office:value-type="float" office:value="-0.6038" calcext:value-type="float">
            <text:p>-0,603800</text:p>
          </table:table-cell>
          <table:table-cell table:formula="of:=[.B18]-[.C18]" office:value-type="float" office:value="-0.028485" calcext:value-type="float">
            <text:p>-0,028485</text:p>
          </table:table-cell>
          <table:table-cell table:formula="of:=[.D18]*2625.5" office:value-type="float" office:value="-74.7873675" calcext:value-type="float">
            <text:p>-75</text:p>
          </table:table-cell>
          <table:table-cell table:formula="of:=[.E18]*100/210.439" office:value-type="float" office:value="-35.5387392546058" calcext:value-type="float">
            <text:p>-35,5</text:p>
          </table:table-cell>
          <table:table-cell/>
          <table:table-cell table:formula="of:=-([.B18]-[.C18])*100/[.C18]" office:value-type="float" office:value="-4.71762172904935" calcext:value-type="float">
            <text:p>-4,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552743" calcext:value-type="float">
            <text:p>-0,552743</text:p>
          </table:table-cell>
          <table:table-cell office:value-type="float" office:value="-0.59179" calcext:value-type="float">
            <text:p>-0,591790</text:p>
          </table:table-cell>
          <table:table-cell table:formula="of:=[.B19]-[.C19]" office:value-type="float" office:value="0.0390469999999999" calcext:value-type="float">
            <text:p>0,039047</text:p>
          </table:table-cell>
          <table:table-cell table:formula="of:=[.D19]*2625.5" office:value-type="float" office:value="102.5178985" calcext:value-type="float">
            <text:p>103</text:p>
          </table:table-cell>
          <table:table-cell table:formula="of:=[.E19]*100/210.439" office:value-type="float" office:value="48.7162068342844" calcext:value-type="float">
            <text:p>48,7</text:p>
          </table:table-cell>
          <table:table-cell/>
          <table:table-cell table:formula="of:=-([.B19]-[.C19])*100/[.C19]" office:value-type="float" office:value="6.5981175754913" calcext:value-type="float">
            <text:p>6,6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474018" calcext:value-type="float">
            <text:p>-0,474018</text:p>
          </table:table-cell>
          <table:table-cell office:value-type="float" office:value="-0.49272" calcext:value-type="float">
            <text:p>-0,492720</text:p>
          </table:table-cell>
          <table:table-cell table:formula="of:=[.B20]-[.C20]" office:value-type="float" office:value="0.018702" calcext:value-type="float">
            <text:p>0,018702</text:p>
          </table:table-cell>
          <table:table-cell table:formula="of:=[.D20]*2625.5" office:value-type="float" office:value="49.102101" calcext:value-type="float">
            <text:p>49</text:p>
          </table:table-cell>
          <table:table-cell table:formula="of:=[.E20]*100/210.439" office:value-type="float" office:value="23.3331754095011" calcext:value-type="float">
            <text:p>23,3</text:p>
          </table:table-cell>
          <table:table-cell/>
          <table:table-cell table:formula="of:=-([.B20]-[.C20])*100/[.C20]" office:value-type="float" office:value="3.79566488066244" calcext:value-type="float">
            <text:p>3,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63452" calcext:value-type="float">
            <text:p>-0,463452</text:p>
          </table:table-cell>
          <table:table-cell office:value-type="float" office:value="-0.48984" calcext:value-type="float">
            <text:p>-0,489840</text:p>
          </table:table-cell>
          <table:table-cell table:formula="of:=[.B21]-[.C21]" office:value-type="float" office:value="0.026388" calcext:value-type="float">
            <text:p>0,026388</text:p>
          </table:table-cell>
          <table:table-cell table:formula="of:=[.D21]*2625.5" office:value-type="float" office:value="69.2816940000001" calcext:value-type="float">
            <text:p>69</text:p>
          </table:table-cell>
          <table:table-cell table:formula="of:=[.E21]*100/210.439" office:value-type="float" office:value="32.9224592399698" calcext:value-type="float">
            <text:p>32,9</text:p>
          </table:table-cell>
          <table:table-cell/>
          <table:table-cell table:formula="of:=-([.B21]-[.C21])*100/[.C21]" office:value-type="float" office:value="5.38706516413523" calcext:value-type="float">
            <text:p>5,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formula="of:=SUM([.B2:.B21])" office:value-type="float" office:value="-73.018338" calcext:value-type="float">
            <text:p>-73,018338</text:p>
          </table:table-cell>
          <table:table-cell table:style-name="ce12" table:formula="of:=SUM([.C2:.C21])" office:value-type="float" office:value="-73.09849" calcext:value-type="float">
            <text:p>-73,098490</text:p>
          </table:table-cell>
          <table:table-cell table:style-name="ce12" table:formula="of:=SUM([.D2:.D21])" office:value-type="float" office:value="0.0801519999999992" calcext:value-type="float">
            <text:p>0,080152</text:p>
          </table:table-cell>
          <table:table-cell table:style-name="ce14" table:formula="of:=SUM([.E2:.E21])" office:value-type="float" office:value="210.439075999998" calcext:value-type="float">
            <text:p>210,44</text:p>
          </table:table-cell>
          <table:table-cell table:style-name="ce8" table:formula="of:=SUM([.F2:.F21])" office:value-type="float" office:value="100.000036114978" calcext:value-type="float">
            <text:p>100,0</text:p>
          </table:table-cell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+</text:p>
          </table:table-cell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N2</text:p>
          </table:table-cell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 office:value-type="string" calcext:value-type="string">
            <text:p>Ph-N2+</text:p>
          </table:table-cell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8]-[.B27]-[.B26]" office:value-type="float" office:value="-0.0558095450000167" calcext:value-type="float">
            <text:p>-0,055809545000017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table:formula="of:=[.B29]*2625.49976" office:value-type="float" office:value="-146.527947003253" calcext:value-type="float">
            <text:p>-146,527947003253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6"/>
        </table:table-row>
      </table:table>
      <table:table table:name="Ph-N2+" table:style-name="ta1">
        <table:table-column table:style-name="co1" table:default-cell-style-name="ce33"/>
        <table:table-column table:style-name="co1" table:default-cell-style-name="ce36"/>
        <table:table-column table:style-name="co1" table:default-cell-style-name="ce39"/>
        <table:table-column table:style-name="co1" table:default-cell-style-name="ce36"/>
        <table:table-column table:style-name="co1" table:default-cell-style-name="ce42"/>
        <table:table-column table:style-name="co1" table:number-columns-repeated="2" table:default-cell-style-name="ce39"/>
        <table:table-column table:style-name="co1" table:default-cell-style-name="ce45"/>
        <table:table-column table:style-name="co1" table:default-cell-style-name="ce47"/>
        <table:table-column table:style-name="co1" table:default-cell-style-name="ce49"/>
        <table:table-column table:style-name="co1" table:default-cell-style-name="ce51"/>
        <table:table-column table:style-name="co1" table:number-columns-repeated="1013" table:default-cell-style-name="ce49"/>
        <table:table-row table:style-name="ro1">
          <table:table-cell table:style-name="ce31" office:value-type="string" calcext:value-type="string">
            <text:p>№ MO</text:p>
          </table:table-cell>
          <table:table-cell table:style-name="ce31" office:value-type="string" calcext:value-type="string">
            <text:p>N2</text:p>
          </table:table-cell>
          <table:table-cell table:style-name="ce31" office:value-type="string" calcext:value-type="string">
            <text:p>Ph+</text:p>
          </table:table-cell>
          <table:table-cell table:style-name="ce31" office:value-type="string" calcext:value-type="string">
            <text:p>Ph-N2+</text:p>
          </table:table-cell>
          <table:table-cell table:style-name="ce31" office:value-type="string" calcext:value-type="string">
            <text:p>d(N2)</text:p>
          </table:table-cell>
          <table:table-cell table:style-name="ce31" office:value-type="string" calcext:value-type="string">
            <text:p>d(Ph+)</text:p>
          </table:table-cell>
          <table:table-cell table:number-columns-repeated="2" table:style-name="ce31" office:value-type="string" calcext:value-type="string">
            <text:p>d</text:p>
          </table:table-cell>
          <table:table-cell table:style-name="ce31" office:value-type="string" calcext:value-type="string">
            <text:p>%</text:p>
          </table:table-cell>
          <table:table-cell table:style-name="ce16" table:number-columns-repeated="101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5" office:value-type="float" office:value="-14.45021" calcext:value-type="float">
            <text:p>-14,450210</text:p>
          </table:table-cell>
          <table:table-cell table:style-name="ce35"/>
          <table:table-cell table:style-name="ce35" office:value-type="float" office:value="-14.73032" calcext:value-type="float">
            <text:p>-14,730320</text:p>
          </table:table-cell>
          <table:table-cell table:style-name="ce35" table:formula="of:=[.D2]-[.B2]" office:value-type="float" office:value="-0.280110000000001" calcext:value-type="float">
            <text:p>-0,280110</text:p>
          </table:table-cell>
          <table:table-cell table:style-name="ce35"/>
          <table:table-cell table:style-name="ce40" table:formula="of:=[.E2]+[.F2]" office:value-type="float" office:value="-0.280110000000001" calcext:value-type="float">
            <text:p>-0,280110</text:p>
          </table:table-cell>
          <table:table-cell table:style-name="ce44" table:formula="of:=[.G2]*2625.5" office:value-type="float" office:value="-735.428805000001" calcext:value-type="float">
            <text:p>-735</text:p>
          </table:table-cell>
          <table:table-cell table:style-name="ce46" table:formula="of:=[.H2]*100/-3296.19" office:value-type="float" office:value="22.311480982589" calcext:value-type="float">
            <text:p>22,31</text:p>
          </table:table-cell>
          <table:table-cell table:style-name="ce48" table:number-columns-repeated="1015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5" office:value-type="float" office:value="-14.4487" calcext:value-type="float">
            <text:p>-14,448700</text:p>
          </table:table-cell>
          <table:table-cell table:style-name="ce35"/>
          <table:table-cell table:style-name="ce35" office:value-type="float" office:value="-14.694252" calcext:value-type="float">
            <text:p>-14,694252</text:p>
          </table:table-cell>
          <table:table-cell table:style-name="ce35" table:formula="of:=[.D3]-[.B3]" office:value-type="float" office:value="-0.245552" calcext:value-type="float">
            <text:p>-0,245552</text:p>
          </table:table-cell>
          <table:table-cell table:style-name="ce35"/>
          <table:table-cell table:style-name="ce40" table:formula="of:=[.E3]+[.F3]" office:value-type="float" office:value="-0.245552" calcext:value-type="float">
            <text:p>-0,245552</text:p>
          </table:table-cell>
          <table:table-cell table:style-name="ce44" table:formula="of:=[.G3]*2625.5" office:value-type="float" office:value="-644.696776" calcext:value-type="float">
            <text:p>-645</text:p>
          </table:table-cell>
          <table:table-cell table:style-name="ce46" table:formula="of:=[.H3]*100/-3296.19" office:value-type="float" office:value="19.5588475178919" calcext:value-type="float">
            <text:p>19,56</text:p>
          </table:table-cell>
          <table:table-cell table:style-name="ce48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-10.52457" calcext:value-type="float">
            <text:p>-10,524570</text:p>
          </table:table-cell>
          <table:table-cell table:style-name="ce39" office:value-type="float" office:value="-10.479162" calcext:value-type="float">
            <text:p>-10,479162</text:p>
          </table:table-cell>
          <table:table-cell/>
          <table:table-cell table:formula="of:=[.D4]-[.C4]" office:value-type="float" office:value="0.0454080000000001" calcext:value-type="float">
            <text:p>0,045408</text:p>
          </table:table-cell>
          <table:table-cell table:formula="of:=[.E4]+[.F4]" office:value-type="float" office:value="0.0454080000000001" calcext:value-type="float">
            <text:p>0,045408</text:p>
          </table:table-cell>
          <table:table-cell table:formula="of:=[.G4]*2625.5" office:value-type="float" office:value="119.218704" calcext:value-type="float">
            <text:p>119</text:p>
          </table:table-cell>
          <table:table-cell table:formula="of:=[.H4]*100/-3296.19" office:value-type="float" office:value="-3.61686383369892" calcext:value-type="float">
            <text:p>-3,62</text:p>
          </table:table-cell>
          <table:table-cell table:number-columns-repeated="3"/>
          <table:table-cell table:style-name="ce54" table:number-columns-repeated="3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0.45069" calcext:value-type="float">
            <text:p>-10,450690</text:p>
          </table:table-cell>
          <table:table-cell table:style-name="ce39" office:value-type="float" office:value="-10.416686" calcext:value-type="float">
            <text:p>-10,416686</text:p>
          </table:table-cell>
          <table:table-cell/>
          <table:table-cell table:formula="of:=[.D5]-[.C5]" office:value-type="float" office:value="0.0340039999999995" calcext:value-type="float">
            <text:p>0,034004</text:p>
          </table:table-cell>
          <table:table-cell table:formula="of:=[.E5]+[.F5]" office:value-type="float" office:value="0.0340039999999995" calcext:value-type="float">
            <text:p>0,034004</text:p>
          </table:table-cell>
          <table:table-cell table:formula="of:=[.G5]*2625.5" office:value-type="float" office:value="89.2775019999986" calcext:value-type="float">
            <text:p>89</text:p>
          </table:table-cell>
          <table:table-cell table:formula="of:=[.H5]*100/-3296.19" office:value-type="float" office:value="-2.70850594170842" calcext:value-type="float">
            <text:p>-2,71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-10.45066" calcext:value-type="float">
            <text:p>-10,450660</text:p>
          </table:table-cell>
          <table:table-cell table:style-name="ce39" office:value-type="float" office:value="-10.416673" calcext:value-type="float">
            <text:p>-10,416673</text:p>
          </table:table-cell>
          <table:table-cell/>
          <table:table-cell table:formula="of:=[.D6]-[.C6]" office:value-type="float" office:value="0.0339869999999998" calcext:value-type="float">
            <text:p>0,033987</text:p>
          </table:table-cell>
          <table:table-cell table:formula="of:=[.E6]+[.F6]" office:value-type="float" office:value="0.0339869999999998" calcext:value-type="float">
            <text:p>0,033987</text:p>
          </table:table-cell>
          <table:table-cell table:formula="of:=[.G6]*2625.5" office:value-type="float" office:value="89.2328684999994" calcext:value-type="float">
            <text:p>89</text:p>
          </table:table-cell>
          <table:table-cell table:formula="of:=[.H6]*100/-3296.19" office:value-type="float" office:value="-2.70715184804272" calcext:value-type="float">
            <text:p>-2,71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-10.43767" calcext:value-type="float">
            <text:p>-10,437670</text:p>
          </table:table-cell>
          <table:table-cell table:style-name="ce39" office:value-type="float" office:value="-10.399004" calcext:value-type="float">
            <text:p>-10,399004</text:p>
          </table:table-cell>
          <table:table-cell/>
          <table:table-cell table:formula="of:=[.D7]-[.C7]" office:value-type="float" office:value="0.038666000000001" calcext:value-type="float">
            <text:p>0,038666</text:p>
          </table:table-cell>
          <table:table-cell table:formula="of:=[.E7]+[.F7]" office:value-type="float" office:value="0.038666000000001" calcext:value-type="float">
            <text:p>0,038666</text:p>
          </table:table-cell>
          <table:table-cell table:formula="of:=[.G7]*2625.5" office:value-type="float" office:value="101.517583000003" calcext:value-type="float">
            <text:p>102</text:p>
          </table:table-cell>
          <table:table-cell table:formula="of:=[.H7]*100/-3296.19" office:value-type="float" office:value="-3.0798462163893" calcext:value-type="float">
            <text:p>-3,08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-10.43766" calcext:value-type="float">
            <text:p>-10,437660</text:p>
          </table:table-cell>
          <table:table-cell table:style-name="ce39" office:value-type="float" office:value="-10.391596" calcext:value-type="float">
            <text:p>-10,391596</text:p>
          </table:table-cell>
          <table:table-cell/>
          <table:table-cell table:formula="of:=[.D8]-[.C8]" office:value-type="float" office:value="0.0460639999999994" calcext:value-type="float">
            <text:p>0,046064</text:p>
          </table:table-cell>
          <table:table-cell table:formula="of:=[.E8]+[.F8]" office:value-type="float" office:value="0.0460639999999994" calcext:value-type="float">
            <text:p>0,046064</text:p>
          </table:table-cell>
          <table:table-cell table:formula="of:=[.G8]*2625.5" office:value-type="float" office:value="120.941031999999" calcext:value-type="float">
            <text:p>121</text:p>
          </table:table-cell>
          <table:table-cell table:formula="of:=[.H8]*100/-3296.19" office:value-type="float" office:value="-3.66911591868183" calcext:value-type="float">
            <text:p>-3,67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-10.4104" calcext:value-type="float">
            <text:p>-10,410400</text:p>
          </table:table-cell>
          <table:table-cell table:style-name="ce39" office:value-type="float" office:value="-10.391565" calcext:value-type="float">
            <text:p>-10,391565</text:p>
          </table:table-cell>
          <table:table-cell/>
          <table:table-cell table:formula="of:=[.D9]-[.C9]" office:value-type="float" office:value="0.0188349999999993" calcext:value-type="float">
            <text:p>0,018835</text:p>
          </table:table-cell>
          <table:table-cell table:formula="of:=[.E9]+[.F9]" office:value-type="float" office:value="0.0188349999999993" calcext:value-type="float">
            <text:p>0,018835</text:p>
          </table:table-cell>
          <table:table-cell table:formula="of:=[.G9]*2625.5" office:value-type="float" office:value="49.4512924999981" calcext:value-type="float">
            <text:p>49</text:p>
          </table:table-cell>
          <table:table-cell table:formula="of:=[.H9]*100/-3296.19" office:value-type="float" office:value="-1.5002561290459" calcext:value-type="float">
            <text:p>-1,50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5" office:value-type="float" office:value="-1.13496" calcext:value-type="float">
            <text:p>-1,134960</text:p>
          </table:table-cell>
          <table:table-cell table:style-name="ce40"/>
          <table:table-cell table:style-name="ce35" office:value-type="float" office:value="-1.384739" calcext:value-type="float">
            <text:p>-1,384739</text:p>
          </table:table-cell>
          <table:table-cell table:style-name="ce35" table:formula="of:=[.D10]-[.B10]" office:value-type="float" office:value="-0.249779" calcext:value-type="float">
            <text:p>-0,249779</text:p>
          </table:table-cell>
          <table:table-cell table:style-name="ce35"/>
          <table:table-cell table:style-name="ce40" table:formula="of:=[.E10]+[.F10]" office:value-type="float" office:value="-0.249779" calcext:value-type="float">
            <text:p>-0,249779</text:p>
          </table:table-cell>
          <table:table-cell table:style-name="ce44" table:formula="of:=[.G10]*2625.5" office:value-type="float" office:value="-655.7947645" calcext:value-type="float">
            <text:p>-656</text:p>
          </table:table-cell>
          <table:table-cell table:style-name="ce46" table:formula="of:=[.H10]*100/-3296.19" office:value-type="float" office:value="19.895538925244" calcext:value-type="float">
            <text:p>19,90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6" table:number-columns-repeated="2"/>
          <table:table-cell table:style-name="ce50"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-1.12473" calcext:value-type="float">
            <text:p>-1,124730</text:p>
          </table:table-cell>
          <table:table-cell table:style-name="ce39" office:value-type="float" office:value="-1.114609" calcext:value-type="float">
            <text:p>-1,114609</text:p>
          </table:table-cell>
          <table:table-cell/>
          <table:table-cell table:formula="of:=[.D11]-[.C11]" office:value-type="float" office:value="0.010121" calcext:value-type="float">
            <text:p>0,010121</text:p>
          </table:table-cell>
          <table:table-cell table:formula="of:=[.E11]+[.F11]" office:value-type="float" office:value="0.010121" calcext:value-type="float">
            <text:p>0,010121</text:p>
          </table:table-cell>
          <table:table-cell table:formula="of:=[.G11]*2625.5" office:value-type="float" office:value="26.5726855000001" calcext:value-type="float">
            <text:p>27</text:p>
          </table:table-cell>
          <table:table-cell table:formula="of:=[.H11]*100/-3296.19" office:value-type="float" office:value="-0.806163646513099" calcext:value-type="float">
            <text:p>-0,81</text:p>
          </table:table-cell>
          <table:table-cell table:number-columns-repeated="4"/>
          <table:table-cell table:style-name="ce55" table:number-columns-repeated="2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1.01003" calcext:value-type="float">
            <text:p>-1,010030</text:p>
          </table:table-cell>
          <table:table-cell office:value-type="float" office:value="-1.027839" calcext:value-type="float">
            <text:p>-1,027839</text:p>
          </table:table-cell>
          <table:table-cell/>
          <table:table-cell table:formula="of:=[.D12]-[.C12]" office:value-type="float" office:value="-0.017809" calcext:value-type="float">
            <text:p>-0,017809</text:p>
          </table:table-cell>
          <table:table-cell table:formula="of:=[.E12]+[.F12]" office:value-type="float" office:value="-0.017809" calcext:value-type="float">
            <text:p>-0,017809</text:p>
          </table:table-cell>
          <table:table-cell table:formula="of:=[.G12]*2625.5" office:value-type="float" office:value="-46.7575294999999" calcext:value-type="float">
            <text:p>-47</text:p>
          </table:table-cell>
          <table:table-cell table:formula="of:=[.H12]*100/-3296.19" office:value-type="float" office:value="1.4185325936915" calcext:value-type="float">
            <text:p>1,4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-0.97797" calcext:value-type="float">
            <text:p>-0,977970</text:p>
          </table:table-cell>
          <table:table-cell office:value-type="float" office:value="-0.964836" calcext:value-type="float">
            <text:p>-0,964836</text:p>
          </table:table-cell>
          <table:table-cell/>
          <table:table-cell table:formula="of:=[.D13]-[.C13]" office:value-type="float" office:value="0.0131340000000001" calcext:value-type="float">
            <text:p>0,013134</text:p>
          </table:table-cell>
          <table:table-cell table:formula="of:=[.E13]+[.F13]" office:value-type="float" office:value="0.0131340000000001" calcext:value-type="float">
            <text:p>0,013134</text:p>
          </table:table-cell>
          <table:table-cell table:formula="of:=[.G13]*2625.5" office:value-type="float" office:value="34.4833170000002" calcext:value-type="float">
            <text:p>34</text:p>
          </table:table-cell>
          <table:table-cell table:formula="of:=[.H13]*100/-3296.19" office:value-type="float" office:value="-1.04615683561931" calcext:value-type="float">
            <text:p>-1,0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-0.85079" calcext:value-type="float">
            <text:p>-0,850790</text:p>
          </table:table-cell>
          <table:table-cell office:value-type="float" office:value="-0.900474" calcext:value-type="float">
            <text:p>-0,900474</text:p>
          </table:table-cell>
          <table:table-cell/>
          <table:table-cell table:formula="of:=[.D14]-[.C14]" office:value-type="float" office:value="-0.0496840000000001" calcext:value-type="float">
            <text:p>-0,049684</text:p>
          </table:table-cell>
          <table:table-cell table:formula="of:=[.E14]+[.F14]" office:value-type="float" office:value="-0.0496840000000001" calcext:value-type="float">
            <text:p>-0,049684</text:p>
          </table:table-cell>
          <table:table-cell table:formula="of:=[.G14]*2625.5" office:value-type="float" office:value="-130.445342" calcext:value-type="float">
            <text:p>-130</text:p>
          </table:table-cell>
          <table:table-cell table:formula="of:=[.H14]*100/-3296.19" office:value-type="float" office:value="3.95745821691104" calcext:value-type="float">
            <text:p>3,96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-0.81924" calcext:value-type="float">
            <text:p>-0,819240</text:p>
          </table:table-cell>
          <table:table-cell office:value-type="float" office:value="-0.828073" calcext:value-type="float">
            <text:p>-0,828073</text:p>
          </table:table-cell>
          <table:table-cell/>
          <table:table-cell table:formula="of:=[.D15]-[.C15]" office:value-type="float" office:value="-0.00883299999999998" calcext:value-type="float">
            <text:p>-0,008833</text:p>
          </table:table-cell>
          <table:table-cell table:formula="of:=[.E15]+[.F15]" office:value-type="float" office:value="-0.00883299999999998" calcext:value-type="float">
            <text:p>-0,008833</text:p>
          </table:table-cell>
          <table:table-cell table:formula="of:=[.G15]*2625.5" office:value-type="float" office:value="-23.1910414999999" calcext:value-type="float">
            <text:p>-23</text:p>
          </table:table-cell>
          <table:table-cell table:formula="of:=[.H15]*100/-3296.19" office:value-type="float" office:value="0.703571138192882" calcext:value-type="float">
            <text:p>0,7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-0.75017" calcext:value-type="float">
            <text:p>-0,750170</text:p>
          </table:table-cell>
          <table:table-cell office:value-type="float" office:value="-0.774976" calcext:value-type="float">
            <text:p>-0,774976</text:p>
          </table:table-cell>
          <table:table-cell/>
          <table:table-cell table:formula="of:=[.D16]-[.C16]" office:value-type="float" office:value="-0.024806" calcext:value-type="float">
            <text:p>-0,024806</text:p>
          </table:table-cell>
          <table:table-cell table:formula="of:=[.E16]+[.F16]" office:value-type="float" office:value="-0.024806" calcext:value-type="float">
            <text:p>-0,024806</text:p>
          </table:table-cell>
          <table:table-cell table:formula="of:=[.G16]*2625.5" office:value-type="float" office:value="-65.128153" calcext:value-type="float">
            <text:p>-65</text:p>
          </table:table-cell>
          <table:table-cell table:formula="of:=[.H16]*100/-3296.19" office:value-type="float" office:value="1.97586161598694" calcext:value-type="float">
            <text:p>1,9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-0.7153" calcext:value-type="float">
            <text:p>-0,715300</text:p>
          </table:table-cell>
          <table:table-cell office:value-type="float" office:value="-0.735005" calcext:value-type="float">
            <text:p>-0,735005</text:p>
          </table:table-cell>
          <table:table-cell/>
          <table:table-cell table:formula="of:=[.D17]-[.C17]" office:value-type="float" office:value="-0.0197050000000001" calcext:value-type="float">
            <text:p>-0,019705</text:p>
          </table:table-cell>
          <table:table-cell table:formula="of:=[.E17]+[.F17]" office:value-type="float" office:value="-0.0197050000000001" calcext:value-type="float">
            <text:p>-0,019705</text:p>
          </table:table-cell>
          <table:table-cell table:formula="of:=[.G17]*2625.5" office:value-type="float" office:value="-51.7354775000002" calcext:value-type="float">
            <text:p>-52</text:p>
          </table:table-cell>
          <table:table-cell table:formula="of:=[.H17]*100/-3296.19" office:value-type="float" office:value="1.56955386370325" calcext:value-type="float">
            <text:p>1,57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-0.67647" calcext:value-type="float">
            <text:p>-0,676470</text:p>
          </table:table-cell>
          <table:table-cell office:value-type="float" office:value="-0.726364" calcext:value-type="float">
            <text:p>-0,726364</text:p>
          </table:table-cell>
          <table:table-cell/>
          <table:table-cell table:formula="of:=[.D18]-[.C18]" office:value-type="float" office:value="-0.049894" calcext:value-type="float">
            <text:p>-0,049894</text:p>
          </table:table-cell>
          <table:table-cell table:formula="of:=[.E18]+[.F18]" office:value-type="float" office:value="-0.049894" calcext:value-type="float">
            <text:p>-0,049894</text:p>
          </table:table-cell>
          <table:table-cell table:formula="of:=[.G18]*2625.5" office:value-type="float" office:value="-130.996697" calcext:value-type="float">
            <text:p>-131</text:p>
          </table:table-cell>
          <table:table-cell table:formula="of:=[.H18]*100/-3296.19" office:value-type="float" office:value="3.97418525631107" calcext:value-type="float">
            <text:p>3,97</text:p>
          </table:table-cell>
          <table:table-cell table:number-columns-repeated="1015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5" office:value-type="float" office:value="-0.56325" calcext:value-type="float">
            <text:p>-0,563250</text:p>
          </table:table-cell>
          <table:table-cell table:style-name="ce40"/>
          <table:table-cell table:style-name="ce35" office:value-type="float" office:value="-0.709931" calcext:value-type="float">
            <text:p>-0,709931</text:p>
          </table:table-cell>
          <table:table-cell table:style-name="ce35" table:formula="of:=[.D19]-[.B19]" office:value-type="float" office:value="-0.146681" calcext:value-type="float">
            <text:p>-0,146681</text:p>
          </table:table-cell>
          <table:table-cell table:style-name="ce35"/>
          <table:table-cell table:style-name="ce40" table:formula="of:=[.E19]+[.F19]" office:value-type="float" office:value="-0.146681" calcext:value-type="float">
            <text:p>-0,146681</text:p>
          </table:table-cell>
          <table:table-cell table:style-name="ce44" table:formula="of:=[.G19]*2625.5" office:value-type="float" office:value="-385.1109655" calcext:value-type="float">
            <text:p>-385</text:p>
          </table:table-cell>
          <table:table-cell table:style-name="ce46" table:formula="of:=[.H19]*100/-3296.19" office:value-type="float" office:value="11.6835184106499" calcext:value-type="float">
            <text:p>11,68</text:p>
          </table:table-cell>
          <table:table-cell table:style-name="ce50"/>
          <table:table-cell table:style-name="ce52"/>
          <table:table-cell table:style-name="ce50"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-0.66127" calcext:value-type="float">
            <text:p>-0,661270</text:p>
          </table:table-cell>
          <table:table-cell office:value-type="float" office:value="-0.691514" calcext:value-type="float">
            <text:p>-0,691514</text:p>
          </table:table-cell>
          <table:table-cell/>
          <table:table-cell table:formula="of:=[.D20]-[.C20]" office:value-type="float" office:value="-0.0302439999999999" calcext:value-type="float">
            <text:p>-0,030244</text:p>
          </table:table-cell>
          <table:table-cell table:formula="of:=[.E20]+[.F20]" office:value-type="float" office:value="-0.0302439999999999" calcext:value-type="float">
            <text:p>-0,030244</text:p>
          </table:table-cell>
          <table:table-cell table:formula="of:=[.G20]*2625.5" office:value-type="float" office:value="-79.4056219999998" calcext:value-type="float">
            <text:p>-79</text:p>
          </table:table-cell>
          <table:table-cell table:formula="of:=[.H20]*100/-3296.19" office:value-type="float" office:value="2.40901228387926" calcext:value-type="float">
            <text:p>2,41</text:p>
          </table:table-cell>
          <table:table-cell table:number-columns-repeated="1015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-0.4719" calcext:value-type="float">
            <text:p>-0,471900</text:p>
          </table:table-cell>
          <table:table-cell table:style-name="ce40"/>
          <table:table-cell table:style-name="ce35" office:value-type="float" office:value="-0.65355" calcext:value-type="float">
            <text:p>-0,653550</text:p>
          </table:table-cell>
          <table:table-cell table:style-name="ce35" table:formula="of:=[.D21]-[.B21]" office:value-type="float" office:value="-0.18165" calcext:value-type="float">
            <text:p>-0,181650</text:p>
          </table:table-cell>
          <table:table-cell table:style-name="ce35"/>
          <table:table-cell table:style-name="ce40" table:formula="of:=[.E21]+[.F21]" office:value-type="float" office:value="-0.18165" calcext:value-type="float">
            <text:p>-0,181650</text:p>
          </table:table-cell>
          <table:table-cell table:style-name="ce44" table:formula="of:=[.G21]*2625.5" office:value-type="float" office:value="-476.922075" calcext:value-type="float">
            <text:p>-477</text:p>
          </table:table-cell>
          <table:table-cell table:style-name="ce46" table:formula="of:=[.H21]*100/-3296.19" office:value-type="float" office:value="14.4688890810299" calcext:value-type="float">
            <text:p>14,47</text:p>
          </table:table-cell>
          <table:table-cell table:style-name="ce50"/>
          <table:table-cell table:style-name="ce52"/>
          <table:table-cell table:style-name="ce50"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-0.62272" calcext:value-type="float">
            <text:p>-0,622720</text:p>
          </table:table-cell>
          <table:table-cell office:value-type="float" office:value="-0.637464" calcext:value-type="float">
            <text:p>-0,637464</text:p>
          </table:table-cell>
          <table:table-cell/>
          <table:table-cell table:formula="of:=[.D22]-[.C22]" office:value-type="float" office:value="-0.014744" calcext:value-type="float">
            <text:p>-0,014744</text:p>
          </table:table-cell>
          <table:table-cell table:formula="of:=[.E22]+[.F22]" office:value-type="float" office:value="-0.014744" calcext:value-type="float">
            <text:p>-0,014744</text:p>
          </table:table-cell>
          <table:table-cell table:formula="of:=[.G22]*2625.5" office:value-type="float" office:value="-38.7103719999999" calcext:value-type="float">
            <text:p>-39</text:p>
          </table:table-cell>
          <table:table-cell table:formula="of:=[.H22]*100/-3296.19" office:value-type="float" office:value="1.17439747101957" calcext:value-type="float">
            <text:p>1,1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-0.6038" calcext:value-type="float">
            <text:p>-0,603800</text:p>
          </table:table-cell>
          <table:table-cell office:value-type="float" office:value="-0.632285" calcext:value-type="float">
            <text:p>-0,632285</text:p>
          </table:table-cell>
          <table:table-cell/>
          <table:table-cell table:formula="of:=[.D23]-[.C23]" office:value-type="float" office:value="-0.028485" calcext:value-type="float">
            <text:p>-0,028485</text:p>
          </table:table-cell>
          <table:table-cell table:formula="of:=[.E23]+[.F23]" office:value-type="float" office:value="-0.028485" calcext:value-type="float">
            <text:p>-0,028485</text:p>
          </table:table-cell>
          <table:table-cell table:formula="of:=[.G23]*2625.5" office:value-type="float" office:value="-74.7873675" calcext:value-type="float">
            <text:p>-75</text:p>
          </table:table-cell>
          <table:table-cell table:formula="of:=[.H23]*100/-3296.19" office:value-type="float" office:value="2.26890341576183" calcext:value-type="float">
            <text:p>2,27</text:p>
          </table:table-cell>
          <table:table-cell table:number-columns-repeated="1015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5" office:value-type="float" office:value="-0.4719" calcext:value-type="float">
            <text:p>-0,471900</text:p>
          </table:table-cell>
          <table:table-cell table:style-name="ce41"/>
          <table:table-cell table:style-name="ce35" office:value-type="float" office:value="-0.578563" calcext:value-type="float">
            <text:p>-0,578563</text:p>
          </table:table-cell>
          <table:table-cell table:style-name="ce35" table:formula="of:=[.D24]-[.B24]" office:value-type="float" office:value="-0.106663" calcext:value-type="float">
            <text:p>-0,106663</text:p>
          </table:table-cell>
          <table:table-cell table:style-name="ce35"/>
          <table:table-cell table:style-name="ce40" table:formula="of:=[.E24]+[.F24]" office:value-type="float" office:value="-0.106663" calcext:value-type="float">
            <text:p>-0,106663</text:p>
          </table:table-cell>
          <table:table-cell table:style-name="ce44" table:formula="of:=[.G24]*2625.5" office:value-type="float" office:value="-280.0437065" calcext:value-type="float">
            <text:p>-280</text:p>
          </table:table-cell>
          <table:table-cell table:style-name="ce46" table:formula="of:=[.H24]*100/-3296.19" office:value-type="float" office:value="8.49598192155185" calcext:value-type="float">
            <text:p>8,50</text:p>
          </table:table-cell>
          <table:table-cell table:style-name="ce48"/>
          <table:table-cell table:style-name="ce53"/>
          <table:table-cell table:style-name="ce48" table:number-columns-repeated="1013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5" office:value-type="float" office:value="-0.43847" calcext:value-type="float">
            <text:p>-0,438470</text:p>
          </table:table-cell>
          <table:table-cell table:style-name="ce41"/>
          <table:table-cell table:style-name="ce35" office:value-type="float" office:value="-0.563639" calcext:value-type="float">
            <text:p>-0,563639</text:p>
          </table:table-cell>
          <table:table-cell table:style-name="ce35" table:formula="of:=[.D25]-[.B25]" office:value-type="float" office:value="-0.125169" calcext:value-type="float">
            <text:p>-0,125169</text:p>
          </table:table-cell>
          <table:table-cell table:style-name="ce35"/>
          <table:table-cell table:style-name="ce40" table:formula="of:=[.E25]+[.F25]" office:value-type="float" office:value="-0.125169" calcext:value-type="float">
            <text:p>-0,125169</text:p>
          </table:table-cell>
          <table:table-cell table:style-name="ce44" table:formula="of:=[.G25]*2625.5" office:value-type="float" office:value="-328.6312095" calcext:value-type="float">
            <text:p>-329</text:p>
          </table:table-cell>
          <table:table-cell table:style-name="ce46" table:formula="of:=[.H25]*100/-3296.19" office:value-type="float" office:value="9.97003235553776" calcext:value-type="float">
            <text:p>9,97</text:p>
          </table:table-cell>
          <table:table-cell table:style-name="ce48"/>
          <table:table-cell table:style-name="ce53"/>
          <table:table-cell table:style-name="ce48"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-0.59179" calcext:value-type="float">
            <text:p>-0,591790</text:p>
          </table:table-cell>
          <table:table-cell office:value-type="float" office:value="-0.552743" calcext:value-type="float">
            <text:p>-0,552743</text:p>
          </table:table-cell>
          <table:table-cell/>
          <table:table-cell table:formula="of:=[.D26]-[.C26]" office:value-type="float" office:value="0.0390469999999999" calcext:value-type="float">
            <text:p>0,039047</text:p>
          </table:table-cell>
          <table:table-cell table:formula="of:=[.E26]+[.F26]" office:value-type="float" office:value="0.0390469999999999" calcext:value-type="float">
            <text:p>0,039047</text:p>
          </table:table-cell>
          <table:table-cell table:formula="of:=[.G26]*2625.5" office:value-type="float" office:value="102.5178985" calcext:value-type="float">
            <text:p>103</text:p>
          </table:table-cell>
          <table:table-cell table:formula="of:=[.H26]*100/-3296.19" office:value-type="float" office:value="-3.110193845015" calcext:value-type="float">
            <text:p>-3,11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-0.49272" calcext:value-type="float">
            <text:p>-0,492720</text:p>
          </table:table-cell>
          <table:table-cell office:value-type="float" office:value="-0.474018" calcext:value-type="float">
            <text:p>-0,474018</text:p>
          </table:table-cell>
          <table:table-cell/>
          <table:table-cell table:formula="of:=[.D27]-[.C27]" office:value-type="float" office:value="0.018702" calcext:value-type="float">
            <text:p>0,018702</text:p>
          </table:table-cell>
          <table:table-cell table:formula="of:=[.E27]+[.F27]" office:value-type="float" office:value="0.018702" calcext:value-type="float">
            <text:p>0,018702</text:p>
          </table:table-cell>
          <table:table-cell table:formula="of:=[.G27]*2625.5" office:value-type="float" office:value="49.102101" calcext:value-type="float">
            <text:p>49</text:p>
          </table:table-cell>
          <table:table-cell table:formula="of:=[.H27]*100/-3296.19" office:value-type="float" office:value="-1.48966233742594" calcext:value-type="float">
            <text:p>-1,49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-0.48984" calcext:value-type="float">
            <text:p>-0,489840</text:p>
          </table:table-cell>
          <table:table-cell office:value-type="float" office:value="-0.463452" calcext:value-type="float">
            <text:p>-0,463452</text:p>
          </table:table-cell>
          <table:table-cell/>
          <table:table-cell table:formula="of:=[.D28]-[.C28]" office:value-type="float" office:value="0.026388" calcext:value-type="float">
            <text:p>0,026388</text:p>
          </table:table-cell>
          <table:table-cell table:formula="of:=[.E28]+[.F28]" office:value-type="float" office:value="0.026388" calcext:value-type="float">
            <text:p>0,026388</text:p>
          </table:table-cell>
          <table:table-cell table:formula="of:=[.G28]*2625.5" office:value-type="float" office:value="69.2816940000001" calcext:value-type="float">
            <text:p>69</text:p>
          </table:table-cell>
          <table:table-cell table:formula="of:=[.H28]*100/-3296.19" office:value-type="float" office:value="-2.1018719794672" calcext:value-type="float">
            <text:p>-2,10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Sum</text:p>
          </table:table-cell>
          <table:table-cell table:style-name="ce37" table:formula="of:=SUM([.B2:.B28])" office:value-type="float" office:value="-31.97939" calcext:value-type="float">
            <text:p>-31,97939</text:p>
          </table:table-cell>
          <table:table-cell table:style-name="ce37" table:formula="of:=SUM([.C2:.C28])" office:value-type="float" office:value="-73.09849" calcext:value-type="float">
            <text:p>-73,09849</text:p>
          </table:table-cell>
          <table:table-cell table:style-name="ce37" table:formula="of:=SUM([.D2:.D28])" office:value-type="float" office:value="-106.333332" calcext:value-type="float">
            <text:p>-106,333332</text:p>
          </table:table-cell>
          <table:table-cell table:style-name="ce37" table:formula="of:=SUM([.E2:.E28])" office:value-type="float" office:value="-1.335604" calcext:value-type="float">
            <text:p>-1,335604</text:p>
          </table:table-cell>
          <table:table-cell table:style-name="ce37" table:formula="of:=SUM([.F2:.F28])" office:value-type="float" office:value="0.0801519999999992" calcext:value-type="float">
            <text:p>0,080151999999999</text:p>
          </table:table-cell>
          <table:table-cell table:style-name="ce37" table:formula="of:=SUM([.G2:.G28])" office:value-type="float" office:value="-1.255452" calcext:value-type="float">
            <text:p>-1,255452</text:p>
          </table:table-cell>
          <table:table-cell table:style-name="ce38" table:formula="of:=SUM([.H2:.H28])" office:value-type="float" office:value="-3296.189226" calcext:value-type="float">
            <text:p>-3296,19</text:p>
          </table:table-cell>
          <table:table-cell table:style-name="ce43" table:formula="of:=SUM([.I2:.I28])" office:value-type="float" office:value="99.999976518344" calcext:value-type="float">
            <text:p>100,00</text:p>
          </table:table-cell>
          <table:table-cell table:style-name="ce17" table:number-columns-repeated="2"/>
          <table:table-cell table:style-name="Default" table:number-columns-repeated="1013"/>
        </table:table-row>
        <table:table-row table:style-name="ro1">
          <table:table-cell table:style-name="ce31" office:value-type="string" calcext:value-type="string">
            <text:p>%</text:p>
          </table:table-cell>
          <table:table-cell table:style-name="ce38" table:formula="of:=100*[.B29]/[.D29]" office:value-type="float" office:value="30.074661819118" calcext:value-type="float">
            <text:p>30,07</text:p>
          </table:table-cell>
          <table:table-cell table:style-name="ce38" table:formula="of:=100*[.C29]/[.D29]" office:value-type="float" office:value="68.7446623040083" calcext:value-type="float">
            <text:p>68,74</text:p>
          </table:table-cell>
          <table:table-cell table:style-name="ce37"/>
          <table:table-cell table:style-name="ce43" table:formula="of:=100*[.E29]/[.G29]" office:value-type="float" office:value="106.384314175293" calcext:value-type="float">
            <text:p>106,38</text:p>
          </table:table-cell>
          <table:table-cell table:style-name="ce43" table:formula="of:=100*[.F29]/[.G29]" office:value-type="float" office:value="-6.38431417529297" calcext:value-type="float">
            <text:p>-6,38</text:p>
          </table:table-cell>
          <table:table-cell table:style-name="ce37" table:number-columns-repeated="3"/>
          <table:table-cell table:style-name="Default" table:number-columns-repeated="101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7" office:value-type="string" calcext:value-type="string">
            <text:p>Ph+</text:p>
          </table:table-cell>
          <table:table-cell table:style-name="Default"/>
          <table:table-cell table:style-name="Default" office:value-type="float" office:value="-231.282202833" calcext:value-type="float">
            <text:p>-231,282202833</text:p>
          </table:table-cell>
          <table:table-cell table:style-name="Default" table:number-columns-repeated="1021"/>
        </table:table-row>
        <table:table-row table:style-name="ro1">
          <table:table-cell table:style-name="ce17" office:value-type="string" calcext:value-type="string">
            <text:p>N2</text:p>
          </table:table-cell>
          <table:table-cell table:style-name="Default"/>
          <table:table-cell table:style-name="Default" office:value-type="float" office:value="-109.542826451" calcext:value-type="float">
            <text:p>-109,542826451</text:p>
          </table:table-cell>
          <table:table-cell table:style-name="Default" table:number-columns-repeated="1021"/>
        </table:table-row>
        <table:table-row table:style-name="ro1">
          <table:table-cell table:style-name="ce17" office:value-type="string" calcext:value-type="string">
            <text:p>Ph-N2+</text:p>
          </table:table-cell>
          <table:table-cell table:style-name="Default"/>
          <table:table-cell table:style-name="Default" office:value-type="float" office:value="-340.880838829" calcext:value-type="float">
            <text:p>-340,880838829</text:p>
          </table:table-cell>
          <table:table-cell table:style-name="Default" table:number-columns-repeated="1021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7"/>
          <table:table-cell table:style-name="ce17" table:formula="of:=[.C35]-[.C34]-[.C33]" office:value-type="float" office:value="-0.0558095450000167" calcext:value-type="float">
            <text:p>-0,055809545000017</text:p>
          </table:table-cell>
          <table:table-cell table:style-name="Default" table:number-columns-repeated="1021"/>
        </table:table-row>
        <table:table-row table:style-name="ro1">
          <table:table-cell table:style-name="ce17" office:value-type="string" calcext:value-type="string">
            <text:p>d</text:p>
          </table:table-cell>
          <table:table-cell table:style-name="ce17"/>
          <table:table-cell table:style-name="ce17" table:formula="of:=[.C36]*2625.49976" office:value-type="float" office:value="-146.527947003253" calcext:value-type="float">
            <text:p>-146,527947003253</text:p>
          </table:table-cell>
          <table:table-cell table:style-name="Default" table:number-columns-repeated="1021"/>
        </table:table-row>
      </table:table>
      <table:table table:name="Compar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2</text:p>
          </table:table-cell>
        </table:table-row>
        <table:table-row table:style-name="ro1">
          <table:table-cell office:value-type="string" calcext:value-type="string">
            <text:p>Ph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" loext:min-decimal-places="1" number:min-integer-digits="1" number:grouping="true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0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.00.0000</text:date>, <text:time style:data-style-name="N2" text:time-value="15:33:48.24816675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59:45.147543478</meta:creation-date>
    <dc:date>2018-04-27T15:47:42.910660194</dc:date>
    <meta:editing-duration>PT1H46M</meta:editing-duration>
    <meta:editing-cycles>13</meta:editing-cycles>
    <meta:generator>LibreOffice/5.2.7.2$Linux_X86_64 LibreOffice_project/20m0$Build-2</meta:generator>
    <meta:document-statistic meta:table-count="4" meta:cell-count="458" meta:object-count="0"/>
  </office:meta>
</office:document-meta>
</file>